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c663" officeooo:paragraph-rsid="0013c663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3c663" officeooo:paragraph-rsid="0013c66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c663" officeooo:paragraph-rsid="0013c66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4pt" officeooo:rsid="0013c663" officeooo:paragraph-rsid="0013c66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2pt" officeooo:rsid="0013c663" officeooo:paragraph-rsid="0013c663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2pt" fo:font-weight="bold" officeooo:rsid="0013c663" officeooo:paragraph-rsid="0013c66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20pt" officeooo:rsid="0013c663" officeooo:paragraph-rsid="0013c663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20pt" fo:font-weight="bold" officeooo:rsid="0013c663" officeooo:paragraph-rsid="0013c663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2pt" officeooo:rsid="0013c663" officeooo:paragraph-rsid="0013c66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2pt" officeooo:rsid="001452b4" officeooo:paragraph-rsid="001452b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2pt" fo:font-weight="normal" officeooo:rsid="001452b4" officeooo:paragraph-rsid="001452b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2pt" fo:font-weight="normal" officeooo:rsid="001452b4" officeooo:paragraph-rsid="00162e1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4pt" fo:font-weight="normal" officeooo:rsid="001452b4" officeooo:paragraph-rsid="001452b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4pt" fo:font-weight="normal" officeooo:rsid="001452b4" officeooo:paragraph-rsid="001452b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erif" fo:font-size="14pt" officeooo:rsid="0013c663" officeooo:paragraph-rsid="0013c663" style:font-size-asian="12.25pt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DejaVu Serif" fo:font-size="14pt" officeooo:rsid="00170990" officeooo:paragraph-rsid="00170990" style:font-size-asian="12.25pt" style:font-size-complex="14pt"/>
    </style:style>
    <style:style style:name="T1" style:family="text">
      <style:text-properties officeooo:rsid="001452b4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62e1a" style:font-size-asian="10.5pt" style:font-size-complex="12pt"/>
    </style:style>
    <style:style style:name="T4" style:family="text">
      <style:text-properties fo:font-size="12pt" officeooo:rsid="00162e1a" style:font-size-asian="12pt" style:font-size-complex="12pt"/>
    </style:style>
    <style:style style:name="T5" style:family="text">
      <style:text-properties officeooo:rsid="00162e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8">SP-Stroški</text:p>
      <text:p text:style-name="P8"/>
      <text:p text:style-name="P6">prva faza projektne naloge pri Spletnem programiranju</text:p>
      <text:p text:style-name="P5"/>
      <text:p text:style-name="P5"/>
      <text:p text:style-name="P5"/>
      <text:p text:style-name="P5"/>
      <text:p text:style-name="P5">avtor: Nejc Kišek, vpisna številka 63130096</text:p>
      <text:p text:style-name="P5"/>
      <text:p text:style-name="P16">Povezava na delujočo stran: <text:a xlink:type="simple" xlink:href="http://thenejcar.github.io/sp-stroski/" text:style-name="Internet_20_link" text:visited-style-name="Visited_20_Internet_20_Link">http://thenejcar.github.io/sp-stroski/</text:a></text:p>
      <text:p text:style-name="P15"/>
      <text:p text:style-name="P15">Opis aplikacije</text:p>
      <text:p text:style-name="P9"><text:tab/>Spletna aplikacija SP-Stroški omogoča spremljanje porabe in varčevanja denarja, tako da uporabniku omogoči pregled nad stroški. Uporabnik lahko v tabeli in na grafu vidi, koliko je zapravil in koliko prihran<text:span text:style-name="T1">il. </text:span></text:p>
      <text:p text:style-name="P10"><text:tab/>Aplikacija omogoča tudi uporabo računov z več uporabniki, ki omogočajo pregled porabe skupnega denarja ali pa razdelitev skupnih stroškov. </text:p>
      <text:p text:style-name="P10"/>
      <text:p text:style-name="P13">Ciljna publika in naprave</text:p>
      <text:p text:style-name="P12"><text:tab/><text:span text:style-name="T5">Aplikacijo lahko uporablja kdorkoli, ki bi rad prihranil denar za neko določeno stvar, ugotovil za kaj porabi svoj denar ali pa bi rad vedno imel pregled nad svojimi financami. </text:span></text:p>
      <text:p text:style-name="P12"><text:span text:style-name="T5">Račun z večimi uporabniki, ki omogoča deljenje skupnih stroškov je zelo uporaben za ljudi, ki živijo v istem gospodinjstvu in si delijo stroške (npr. študentje, ki si delijo stanovanje) in se mi zdi najbolj uporabna funkcionalnost aplikacije.</text:span></text:p>
      <text:p text:style-name="P11"/>
      <text:p text:style-name="P14">Poročilo o težavah v različnih brskalnikih</text:p>
      <text:p text:style-name="P14"><text:tab/><text:span text:style-name="T2">Izgled in delovanje spletne strani sem preveril na Firefox, Google chrome in Microsoft edge brskalnikih, ter jo prilagodil tako, da deluje na vseh. Razen različnega izgleda nekaterih elementov (npr. &lt;select&gt;), nisem opazil velikih razlik.</text:span></text:p>
      <text:p text:style-name="P14"><text:span text:style-name="T2"><text:tab/>Na mobilnih napravah se nekateri širši elementi v pokončnem načinu ne prikažejo preveč lepo, vendar je stran še vedno funkcionalna.</text:span></text:p>
      <text:p text:style-name="P14"><text:span text:style-name="T4"/></text:p>
      <text:p text:style-name="P11"><text:tab/></text:p>
      <text:p text:style-name="P2"/>
      <text:p text:style-name="P2"/>
      <text:p text:style-name="P2"/>
      <text:p text:style-name="P2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2:21:08.046976743</meta:creation-date>
    <dc:date>2015-11-22T23:21:59.823781608</dc:date>
    <meta:editing-duration>PT43M42S</meta:editing-duration>
    <meta:editing-cycles>4</meta:editing-cycles>
    <meta:generator>LibreOffice/4.4.5.2$Linux_X86_64 LibreOffice_project/40$Build-2</meta:generator>
    <meta:document-statistic meta:table-count="0" meta:image-count="0" meta:object-count="0" meta:page-count="2" meta:paragraph-count="14" meta:word-count="200" meta:character-count="1398" meta:non-whitespace-character-count="1202"/>
  </office:meta>
</office:document-meta>
</file>